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births/1,000 population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47.50</text:p>
          </table:table-cell>
          <table:table-cell table:formula="of:=[.B2]" office:value-type="string" office:string-value="47.50" calcext:value-type="string">
            <text:p>4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42.70</text:p>
          </table:table-cell>
          <table:table-cell table:formula="of:=[.B3]" office:value-type="string" office:string-value="42.70" calcext:value-type="string">
            <text:p>4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42.30</text:p>
          </table:table-cell>
          <table:table-cell table:formula="of:=[.B4]" office:value-type="string" office:string-value="42.30" calcext:value-type="string">
            <text:p>4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42.20</text:p>
          </table:table-cell>
          <table:table-cell table:formula="of:=[.B5]" office:value-type="string" office:string-value="42.20" calcext:value-type="string">
            <text:p>42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42.10</text:p>
          </table:table-cell>
          <table:table-cell table:formula="of:=[.B6]" office:value-type="string" office:string-value="42.10" calcext:value-type="string">
            <text:p>4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41.70</text:p>
          </table:table-cell>
          <table:table-cell table:formula="of:=[.B7]" office:value-type="string" office:string-value="41.70" calcext:value-type="string">
            <text:p>4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41.00</text:p>
          </table:table-cell>
          <table:table-cell table:formula="of:=[.B8]" office:value-type="string" office:string-value="41.00" calcext:value-type="string">
            <text:p>4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40.40</text:p>
          </table:table-cell>
          <table:table-cell table:formula="of:=[.B9]" office:value-type="string" office:string-value="40.40" calcext:value-type="string">
            <text:p>4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40.10</text:p>
          </table:table-cell>
          <table:table-cell table:formula="of:=[.B10]" office:value-type="string" office:string-value="40.10" calcext:value-type="string">
            <text:p>4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38.80</text:p>
          </table:table-cell>
          <table:table-cell table:formula="of:=[.B11]" office:value-type="string" office:string-value="38.80" calcext:value-type="string">
            <text:p>3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o.html" xlink:type="simple">Somalia</text:a> </text:p>
          </table:table-cell>
          <table:table-cell office:value-type="string" calcext:value-type="string">
            <text:p>38.70</text:p>
          </table:table-cell>
          <table:table-cell table:formula="of:=[.B12]" office:value-type="string" office:string-value="38.70" calcext:value-type="string">
            <text:p>3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38.60</text:p>
          </table:table-cell>
          <table:table-cell table:formula="of:=[.B13]" office:value-type="string" office:string-value="38.60" calcext:value-type="string">
            <text:p>3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37.30</text:p>
          </table:table-cell>
          <table:table-cell table:formula="of:=[.B14]" office:value-type="string" office:string-value="37.30" calcext:value-type="string">
            <text:p>37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36.90</text:p>
          </table:table-cell>
          <table:table-cell table:formula="of:=[.B15]" office:value-type="string" office:string-value="36.90" calcext:value-type="string">
            <text:p>3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36.70</text:p>
          </table:table-cell>
          <table:table-cell table:formula="of:=[.B16]" office:value-type="string" office:string-value="36.70" calcext:value-type="string">
            <text:p>36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36.50</text:p>
          </table:table-cell>
          <table:table-cell table:formula="of:=[.B17]" office:value-type="string" office:string-value="36.50" calcext:value-type="string">
            <text:p>3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36.30</text:p>
          </table:table-cell>
          <table:table-cell table:formula="of:=[.B18]" office:value-type="string" office:string-value="36.30" calcext:value-type="string">
            <text:p>36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36.10</text:p>
          </table:table-cell>
          <table:table-cell table:formula="of:=[.B19]" office:value-type="string" office:string-value="36.10" calcext:value-type="string">
            <text:p>3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35.40</text:p>
          </table:table-cell>
          <table:table-cell table:formula="of:=[.B20]" office:value-type="string" office:string-value="35.40" calcext:value-type="string">
            <text:p>3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35.10</text:p>
          </table:table-cell>
          <table:table-cell table:formula="of:=[.B21]" office:value-type="string" office:string-value="35.10" calcext:value-type="string">
            <text:p>3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34.60</text:p>
          </table:table-cell>
          <table:table-cell table:formula="of:=[.B22]" office:value-type="string" office:string-value="34.60" calcext:value-type="string">
            <text:p>3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34.60</text:p>
          </table:table-cell>
          <table:table-cell table:formula="of:=[.B23]" office:value-type="string" office:string-value="34.60" calcext:value-type="string">
            <text:p>3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33.80</text:p>
          </table:table-cell>
          <table:table-cell table:formula="of:=[.B24]" office:value-type="string" office:string-value="33.80" calcext:value-type="string">
            <text:p>3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33.60</text:p>
          </table:table-cell>
          <table:table-cell table:formula="of:=[.B25]" office:value-type="string" office:string-value="33.60" calcext:value-type="string">
            <text:p>3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33.20</text:p>
          </table:table-cell>
          <table:table-cell table:formula="of:=[.B26]" office:value-type="string" office:string-value="33.20" calcext:value-type="string">
            <text:p>3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32.60</text:p>
          </table:table-cell>
          <table:table-cell table:formula="of:=[.B27]" office:value-type="string" office:string-value="32.60" calcext:value-type="string">
            <text:p>3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32.00</text:p>
          </table:table-cell>
          <table:table-cell table:formula="of:=[.B28]" office:value-type="string" office:string-value="32.00" calcext:value-type="string">
            <text:p>3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32.00</text:p>
          </table:table-cell>
          <table:table-cell table:formula="of:=[.B29]" office:value-type="string" office:string-value="32.00" calcext:value-type="string">
            <text:p>3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31.80</text:p>
          </table:table-cell>
          <table:table-cell table:formula="of:=[.B30]" office:value-type="string" office:string-value="31.80" calcext:value-type="string">
            <text:p>3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31.60</text:p>
          </table:table-cell>
          <table:table-cell table:formula="of:=[.B31]" office:value-type="string" office:string-value="31.60" calcext:value-type="string">
            <text:p>3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30.70</text:p>
          </table:table-cell>
          <table:table-cell table:formula="of:=[.B32]" office:value-type="string" office:string-value="30.70" calcext:value-type="string">
            <text:p>3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29.90</text:p>
          </table:table-cell>
          <table:table-cell table:formula="of:=[.B33]" office:value-type="string" office:string-value="29.90" calcext:value-type="string">
            <text:p>29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p.html" xlink:type="simple">Sao Tome and Principe</text:a> </text:p>
          </table:table-cell>
          <table:table-cell office:value-type="string" calcext:value-type="string">
            <text:p>29.70</text:p>
          </table:table-cell>
          <table:table-cell table:formula="of:=[.B34]" office:value-type="string" office:string-value="29.70" calcext:value-type="string">
            <text:p>29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29.60</text:p>
          </table:table-cell>
          <table:table-cell table:formula="of:=[.B35]" office:value-type="string" office:string-value="29.60" calcext:value-type="string">
            <text:p>2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29.10</text:p>
          </table:table-cell>
          <table:table-cell table:formula="of:=[.B36]" office:value-type="string" office:string-value="29.10" calcext:value-type="string">
            <text:p>29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29.00</text:p>
          </table:table-cell>
          <table:table-cell table:formula="of:=[.B37]" office:value-type="string" office:string-value="29.00" calcext:value-type="string">
            <text:p>2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z.html" xlink:type="simple">Gaza Strip</text:a> </text:p>
          </table:table-cell>
          <table:table-cell office:value-type="string" calcext:value-type="string">
            <text:p>28.60</text:p>
          </table:table-cell>
          <table:table-cell table:formula="of:=[.B38]" office:value-type="string" office:string-value="28.60" calcext:value-type="string">
            <text:p>2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r.html" xlink:type="simple">Eritrea</text:a> </text:p>
          </table:table-cell>
          <table:table-cell office:value-type="string" calcext:value-type="string">
            <text:p>27.90</text:p>
          </table:table-cell>
          <table:table-cell table:formula="of:=[.B39]" office:value-type="string" office:string-value="27.90" calcext:value-type="string">
            <text:p>2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27.90</text:p>
          </table:table-cell>
          <table:table-cell table:formula="of:=[.B40]" office:value-type="string" office:string-value="27.90" calcext:value-type="string">
            <text:p>2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27.40</text:p>
          </table:table-cell>
          <table:table-cell table:formula="of:=[.B41]" office:value-type="string" office:string-value="27.40" calcext:value-type="string">
            <text:p>27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27.20</text:p>
          </table:table-cell>
          <table:table-cell table:formula="of:=[.B42]" office:value-type="string" office:string-value="27.20" calcext:value-type="string">
            <text:p>27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27.20</text:p>
          </table:table-cell>
          <table:table-cell table:formula="of:=[.B43]" office:value-type="string" office:string-value="27.20" calcext:value-type="string">
            <text:p>27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27.00</text:p>
          </table:table-cell>
          <table:table-cell table:formula="of:=[.B44]" office:value-type="string" office:string-value="27.00" calcext:value-type="string">
            <text:p>2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26.30</text:p>
          </table:table-cell>
          <table:table-cell table:formula="of:=[.B45]" office:value-type="string" office:string-value="26.30" calcext:value-type="string">
            <text:p>26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25.80</text:p>
          </table:table-cell>
          <table:table-cell table:formula="of:=[.B46]" office:value-type="string" office:string-value="25.80" calcext:value-type="string">
            <text:p>2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25.70</text:p>
          </table:table-cell>
          <table:table-cell table:formula="of:=[.B47]" office:value-type="string" office:string-value="25.70" calcext:value-type="string">
            <text:p>25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25.70</text:p>
          </table:table-cell>
          <table:table-cell table:formula="of:=[.B48]" office:value-type="string" office:string-value="25.70" calcext:value-type="string">
            <text:p>25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e.html" xlink:type="simple">West Bank</text:a> </text:p>
          </table:table-cell>
          <table:table-cell office:value-type="string" calcext:value-type="string">
            <text:p>25.20</text:p>
          </table:table-cell>
          <table:table-cell table:formula="of:=[.B49]" office:value-type="string" office:string-value="25.20" calcext:value-type="string">
            <text:p>2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24.50</text:p>
          </table:table-cell>
          <table:table-cell table:formula="of:=[.B50]" office:value-type="string" office:string-value="24.50" calcext:value-type="string">
            <text:p>2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y.html" xlink:type="simple">Syria</text:a> </text:p>
          </table:table-cell>
          <table:table-cell office:value-type="string" calcext:value-type="string">
            <text:p>23.80</text:p>
          </table:table-cell>
          <table:table-cell table:formula="of:=[.B51]" office:value-type="string" office:string-value="23.80" calcext:value-type="string">
            <text:p>2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n.html" xlink:type="simple">Comoros</text:a> </text:p>
          </table:table-cell>
          <table:table-cell office:value-type="string" calcext:value-type="string">
            <text:p>23.60</text:p>
          </table:table-cell>
          <table:table-cell table:formula="of:=[.B52]" office:value-type="string" office:string-value="23.60" calcext:value-type="string">
            <text:p>2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p.html" xlink:type="simple">Solomon Islands</text:a> </text:p>
          </table:table-cell>
          <table:table-cell office:value-type="string" calcext:value-type="string">
            <text:p>23.60</text:p>
          </table:table-cell>
          <table:table-cell table:formula="of:=[.B53]" office:value-type="string" office:string-value="23.60" calcext:value-type="string">
            <text:p>2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v.html" xlink:type="simple">Tuvalu</text:a> </text:p>
          </table:table-cell>
          <table:table-cell office:value-type="string" calcext:value-type="string">
            <text:p>23.40</text:p>
          </table:table-cell>
          <table:table-cell table:formula="of:=[.B54]" office:value-type="string" office:string-value="23.40" calcext:value-type="string">
            <text:p>2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23.30</text:p>
          </table:table-cell>
          <table:table-cell table:formula="of:=[.B55]" office:value-type="string" office:string-value="23.30" calcext:value-type="string">
            <text:p>2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23.20</text:p>
          </table:table-cell>
          <table:table-cell table:formula="of:=[.B56]" office:value-type="string" office:string-value="23.20" calcext:value-type="string">
            <text:p>2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23.10</text:p>
          </table:table-cell>
          <table:table-cell table:formula="of:=[.B57]" office:value-type="string" office:string-value="23.10" calcext:value-type="string">
            <text:p>2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23.00</text:p>
          </table:table-cell>
          <table:table-cell table:formula="of:=[.B58]" office:value-type="string" office:string-value="23.00" calcext:value-type="string">
            <text:p>2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y.html" xlink:type="simple">Libya</text:a> </text:p>
          </table:table-cell>
          <table:table-cell office:value-type="string" calcext:value-type="string">
            <text:p>23.00</text:p>
          </table:table-cell>
          <table:table-cell table:formula="of:=[.B59]" office:value-type="string" office:string-value="23.00" calcext:value-type="string">
            <text:p>2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22.90</text:p>
          </table:table-cell>
          <table:table-cell table:formula="of:=[.B60]" office:value-type="string" office:string-value="22.90" calcext:value-type="string">
            <text:p>2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m.html" xlink:type="simple">Marshall Islands</text:a> </text:p>
          </table:table-cell>
          <table:table-cell office:value-type="string" calcext:value-type="string">
            <text:p>22.80</text:p>
          </table:table-cell>
          <table:table-cell table:formula="of:=[.B61]" office:value-type="string" office:string-value="22.80" calcext:value-type="string">
            <text:p>2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j.html" xlink:type="simple">Djibouti</text:a> </text:p>
          </table:table-cell>
          <table:table-cell office:value-type="string" calcext:value-type="string">
            <text:p>22.70</text:p>
          </table:table-cell>
          <table:table-cell table:formula="of:=[.B62]" office:value-type="string" office:string-value="22.70" calcext:value-type="string">
            <text:p>2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22.50</text:p>
          </table:table-cell>
          <table:table-cell table:formula="of:=[.B63]" office:value-type="string" office:string-value="22.50" calcext:value-type="string">
            <text:p>2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22.40</text:p>
          </table:table-cell>
          <table:table-cell table:formula="of:=[.B64]" office:value-type="string" office:string-value="22.40" calcext:value-type="string">
            <text:p>2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h.html" xlink:type="simple">Vanuatu</text:a> </text:p>
          </table:table-cell>
          <table:table-cell office:value-type="string" calcext:value-type="string">
            <text:p>22.40</text:p>
          </table:table-cell>
          <table:table-cell table:formula="of:=[.B65]" office:value-type="string" office:string-value="22.40" calcext:value-type="string">
            <text:p>2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22.00</text:p>
          </table:table-cell>
          <table:table-cell table:formula="of:=[.B66]" office:value-type="string" office:string-value="22.00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r.html" xlink:type="simple">Nauru</text:a> </text:p>
          </table:table-cell>
          <table:table-cell office:value-type="string" calcext:value-type="string">
            <text:p>21.90</text:p>
          </table:table-cell>
          <table:table-cell table:formula="of:=[.B67]" office:value-type="string" office:string-value="21.90" calcext:value-type="string">
            <text:p>2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21.80</text:p>
          </table:table-cell>
          <table:table-cell table:formula="of:=[.B68]" office:value-type="string" office:string-value="21.80" calcext:value-type="string">
            <text:p>2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a.html" xlink:type="simple">Haiti</text:a> </text:p>
          </table:table-cell>
          <table:table-cell office:value-type="string" calcext:value-type="string">
            <text:p>21.70</text:p>
          </table:table-cell>
          <table:table-cell table:formula="of:=[.B69]" office:value-type="string" office:string-value="21.70" calcext:value-type="string">
            <text:p>2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21.30</text:p>
          </table:table-cell>
          <table:table-cell table:formula="of:=[.B70]" office:value-type="string" office:string-value="21.30" calcext:value-type="string">
            <text:p>2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n.html" xlink:type="simple">Tonga</text:a> </text:p>
          </table:table-cell>
          <table:table-cell office:value-type="string" calcext:value-type="string">
            <text:p>21.00</text:p>
          </table:table-cell>
          <table:table-cell table:formula="of:=[.B71]" office:value-type="string" office:string-value="21.00" calcext:value-type="string">
            <text:p>2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20.90</text:p>
          </table:table-cell>
          <table:table-cell table:formula="of:=[.B72]" office:value-type="string" office:string-value="20.90" calcext:value-type="string">
            <text:p>2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20.80</text:p>
          </table:table-cell>
          <table:table-cell table:formula="of:=[.B73]" office:value-type="string" office:string-value="20.80" calcext:value-type="string">
            <text:p>2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20.60</text:p>
          </table:table-cell>
          <table:table-cell table:formula="of:=[.B74]" office:value-type="string" office:string-value="20.60" calcext:value-type="string">
            <text:p>2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r.html" xlink:type="simple">Kiribati</text:a> </text:p>
          </table:table-cell>
          <table:table-cell office:value-type="string" calcext:value-type="string">
            <text:p>20.50</text:p>
          </table:table-cell>
          <table:table-cell table:formula="of:=[.B75]" office:value-type="string" office:string-value="20.50" calcext:value-type="string">
            <text:p>2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20.00</text:p>
          </table:table-cell>
          <table:table-cell table:formula="of:=[.B76]" office:value-type="string" office:string-value="20.00" calcext:value-type="string">
            <text:p>2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s.html" xlink:type="simple">Samoa</text:a> </text:p>
          </table:table-cell>
          <table:table-cell office:value-type="string" calcext:value-type="string">
            <text:p>19.60</text:p>
          </table:table-cell>
          <table:table-cell table:formula="of:=[.B77]" office:value-type="string" office:string-value="19.60" calcext:value-type="string">
            <text:p>1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19.20</text:p>
          </table:table-cell>
          <table:table-cell table:formula="of:=[.B78]" office:value-type="string" office:string-value="19.20" calcext:value-type="string">
            <text:p>1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19.10</text:p>
          </table:table-cell>
          <table:table-cell table:formula="of:=[.B79]" office:value-type="string" office:string-value="19.10" calcext:value-type="string">
            <text:p>19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q.html" xlink:type="simple">Guam</text:a> </text:p>
          </table:table-cell>
          <table:table-cell office:value-type="string" calcext:value-type="string">
            <text:p>18.90</text:p>
          </table:table-cell>
          <table:table-cell table:formula="of:=[.B80]" office:value-type="string" office:string-value="18.90" calcext:value-type="string">
            <text:p>18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m.html" xlink:type="simple">Micronesia, Federated States of</text:a> </text:p>
          </table:table-cell>
          <table:table-cell office:value-type="string" calcext:value-type="string">
            <text:p>18.90</text:p>
          </table:table-cell>
          <table:table-cell table:formula="of:=[.B81]" office:value-type="string" office:string-value="18.90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18.60</text:p>
          </table:table-cell>
          <table:table-cell table:formula="of:=[.B82]" office:value-type="string" office:string-value="18.60" calcext:value-type="string">
            <text:p>18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18.50</text:p>
          </table:table-cell>
          <table:table-cell table:formula="of:=[.B83]" office:value-type="string" office:string-value="18.50" calcext:value-type="string">
            <text:p>1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18.50</text:p>
          </table:table-cell>
          <table:table-cell table:formula="of:=[.B84]" office:value-type="string" office:string-value="18.50" calcext:value-type="string">
            <text:p>1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18.30</text:p>
          </table:table-cell>
          <table:table-cell table:formula="of:=[.B85]" office:value-type="string" office:string-value="18.30" calcext:value-type="string">
            <text:p>1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x.html" xlink:type="simple">Turkmenistan</text:a> </text:p>
          </table:table-cell>
          <table:table-cell office:value-type="string" calcext:value-type="string">
            <text:p>18.30</text:p>
          </table:table-cell>
          <table:table-cell table:formula="of:=[.B86]" office:value-type="string" office:string-value="18.30" calcext:value-type="string">
            <text:p>1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18.20</text:p>
          </table:table-cell>
          <table:table-cell table:formula="of:=[.B87]" office:value-type="string" office:string-value="18.20" calcext:value-type="string">
            <text:p>1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18.10</text:p>
          </table:table-cell>
          <table:table-cell table:formula="of:=[.B88]" office:value-type="string" office:string-value="18.10" calcext:value-type="string">
            <text:p>1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18.10</text:p>
          </table:table-cell>
          <table:table-cell table:formula="of:=[.B89]" office:value-type="string" office:string-value="18.10" calcext:value-type="string">
            <text:p>1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18.00</text:p>
          </table:table-cell>
          <table:table-cell table:formula="of:=[.B90]" office:value-type="string" office:string-value="18.00" calcext:value-type="string">
            <text:p>1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17.90</text:p>
          </table:table-cell>
          <table:table-cell table:formula="of:=[.B91]" office:value-type="string" office:string-value="17.90" calcext:value-type="string">
            <text:p>1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17.90</text:p>
          </table:table-cell>
          <table:table-cell table:formula="of:=[.B92]" office:value-type="string" office:string-value="17.90" calcext:value-type="string">
            <text:p>17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q.html" xlink:type="simple">American Samoa</text:a> </text:p>
          </table:table-cell>
          <table:table-cell office:value-type="string" calcext:value-type="string">
            <text:p>17.80</text:p>
          </table:table-cell>
          <table:table-cell table:formula="of:=[.B93]" office:value-type="string" office:string-value="17.80" calcext:value-type="string">
            <text:p>17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17.60</text:p>
          </table:table-cell>
          <table:table-cell table:formula="of:=[.B94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17.60</text:p>
          </table:table-cell>
          <table:table-cell table:formula="of:=[.B95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17.40</text:p>
          </table:table-cell>
          <table:table-cell table:formula="of:=[.B96]" office:value-type="string" office:string-value="17.40" calcext:value-type="string">
            <text:p>17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17.10</text:p>
          </table:table-cell>
          <table:table-cell table:formula="of:=[.B97]" office:value-type="string" office:string-value="17.10" calcext:value-type="string">
            <text:p>17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m.html" xlink:type="simple">Panama</text:a> </text:p>
          </table:table-cell>
          <table:table-cell office:value-type="string" calcext:value-type="string">
            <text:p>17.10</text:p>
          </table:table-cell>
          <table:table-cell table:formula="of:=[.B98]" office:value-type="string" office:string-value="17.10" calcext:value-type="string">
            <text:p>17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17.00</text:p>
          </table:table-cell>
          <table:table-cell table:formula="of:=[.B99]" office:value-type="string" office:string-value="17.00" calcext:value-type="string">
            <text:p>1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17.00</text:p>
          </table:table-cell>
          <table:table-cell table:formula="of:=[.B100]" office:value-type="string" office:string-value="17.00" calcext:value-type="string">
            <text:p>1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17.00</text:p>
          </table:table-cell>
          <table:table-cell table:formula="of:=[.B101]" office:value-type="string" office:string-value="17.00" calcext:value-type="string">
            <text:p>1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16.60</text:p>
          </table:table-cell>
          <table:table-cell table:formula="of:=[.B102]" office:value-type="string" office:string-value="16.60" calcext:value-type="string">
            <text:p>1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16.60</text:p>
          </table:table-cell>
          <table:table-cell table:formula="of:=[.B103]" office:value-type="string" office:string-value="16.60" calcext:value-type="string">
            <text:p>1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16.50</text:p>
          </table:table-cell>
          <table:table-cell table:formula="of:=[.B104]" office:value-type="string" office:string-value="16.50" calcext:value-type="string">
            <text:p>1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16.40</text:p>
          </table:table-cell>
          <table:table-cell table:formula="of:=[.B105]" office:value-type="string" office:string-value="16.40" calcext:value-type="string">
            <text:p>16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t.html" xlink:type="simple">Bhutan</text:a> </text:p>
          </table:table-cell>
          <table:table-cell office:value-type="string" calcext:value-type="string">
            <text:p>16.30</text:p>
          </table:table-cell>
          <table:table-cell table:formula="of:=[.B106]" office:value-type="string" office:string-value="16.30" calcext:value-type="string">
            <text:p>16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16.30</text:p>
          </table:table-cell>
          <table:table-cell table:formula="of:=[.B107]" office:value-type="string" office:string-value="16.30" calcext:value-type="string">
            <text:p>16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16.10</text:p>
          </table:table-cell>
          <table:table-cell table:formula="of:=[.B108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16.10</text:p>
          </table:table-cell>
          <table:table-cell table:formula="of:=[.B109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16.00</text:p>
          </table:table-cell>
          <table:table-cell table:formula="of:=[.B110]" office:value-type="string" office:string-value="16.00" calcext:value-type="string">
            <text:p>1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v.html" xlink:type="simple">Maldives</text:a> </text:p>
          </table:table-cell>
          <table:table-cell office:value-type="string" calcext:value-type="string">
            <text:p>16.00</text:p>
          </table:table-cell>
          <table:table-cell table:formula="of:=[.B111]" office:value-type="string" office:string-value="16.00" calcext:value-type="string">
            <text:p>1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15.90</text:p>
          </table:table-cell>
          <table:table-cell table:formula="of:=[.B112]" office:value-type="string" office:string-value="15.90" calcext:value-type="string">
            <text:p>1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15.50</text:p>
          </table:table-cell>
          <table:table-cell table:formula="of:=[.B113]" office:value-type="string" office:string-value="15.50" calcext:value-type="string">
            <text:p>1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c.html" xlink:type="simple">Antigua and Barbuda</text:a> </text:p>
          </table:table-cell>
          <table:table-cell office:value-type="string" calcext:value-type="string">
            <text:p>15.40</text:p>
          </table:table-cell>
          <table:table-cell table:formula="of:=[.B114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15.40</text:p>
          </table:table-cell>
          <table:table-cell table:formula="of:=[.B115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15.40</text:p>
          </table:table-cell>
          <table:table-cell table:formula="of:=[.B116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v.html" xlink:type="simple">Kosovo</text:a> </text:p>
          </table:table-cell>
          <table:table-cell office:value-type="string" calcext:value-type="string">
            <text:p>15.40</text:p>
          </table:table-cell>
          <table:table-cell table:formula="of:=[.B117]" office:value-type="string" office:string-value="15.40" calcext:value-type="string">
            <text:p>1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q.html" xlink:type="simple">Northern Mariana Islands</text:a> </text:p>
          </table:table-cell>
          <table:table-cell office:value-type="string" calcext:value-type="string">
            <text:p>15.10</text:p>
          </table:table-cell>
          <table:table-cell table:formula="of:=[.B118]" office:value-type="string" office:string-value="15.10" calcext:value-type="string">
            <text:p>1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o.html" xlink:type="simple">Faroe Islands</text:a> </text:p>
          </table:table-cell>
          <table:table-cell office:value-type="string" calcext:value-type="string">
            <text:p>14.90</text:p>
          </table:table-cell>
          <table:table-cell table:formula="of:=[.B119]" office:value-type="string" office:string-value="14.90" calcext:value-type="string">
            <text:p>1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s.html" xlink:type="simple">Suriname</text:a> </text:p>
          </table:table-cell>
          <table:table-cell office:value-type="string" calcext:value-type="string">
            <text:p>14.90</text:p>
          </table:table-cell>
          <table:table-cell table:formula="of:=[.B120]" office:value-type="string" office:string-value="14.90" calcext:value-type="string">
            <text:p>1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f.html" xlink:type="simple">Bahamas, The</text:a> </text:p>
          </table:table-cell>
          <table:table-cell office:value-type="string" calcext:value-type="string">
            <text:p>14.80</text:p>
          </table:table-cell>
          <table:table-cell table:formula="of:=[.B121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s.html" xlink:type="simple">Costa Rica</text:a> </text:p>
          </table:table-cell>
          <table:table-cell office:value-type="string" calcext:value-type="string">
            <text:p>14.80</text:p>
          </table:table-cell>
          <table:table-cell table:formula="of:=[.B122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14.80</text:p>
          </table:table-cell>
          <table:table-cell table:formula="of:=[.B123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14.70</text:p>
          </table:table-cell>
          <table:table-cell table:formula="of:=[.B124]" office:value-type="string" office:string-value="14.70" calcext:value-type="string">
            <text:p>14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j.html" xlink:type="simple">Grenada</text:a> </text:p>
          </table:table-cell>
          <table:table-cell office:value-type="string" calcext:value-type="string">
            <text:p>14.60</text:p>
          </table:table-cell>
          <table:table-cell table:formula="of:=[.B125]" office:value-type="string" office:string-value="14.60" calcext:value-type="string">
            <text:p>1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14.50</text:p>
          </table:table-cell>
          <table:table-cell table:formula="of:=[.B126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o.html" xlink:type="simple">Dominica</text:a> </text:p>
          </table:table-cell>
          <table:table-cell office:value-type="string" calcext:value-type="string">
            <text:p>14.50</text:p>
          </table:table-cell>
          <table:table-cell table:formula="of:=[.B127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n.html" xlink:type="simple">Korea, North</text:a> </text:p>
          </table:table-cell>
          <table:table-cell office:value-type="string" calcext:value-type="string">
            <text:p>14.50</text:p>
          </table:table-cell>
          <table:table-cell table:formula="of:=[.B128]" office:value-type="string" office:string-value="14.50" calcext:value-type="string">
            <text:p>1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c.html" xlink:type="simple">New Caledonia</text:a> </text:p>
          </table:table-cell>
          <table:table-cell office:value-type="string" calcext:value-type="string">
            <text:p>14.50</text:p>
          </table:table-cell>
          <table:table-cell table:formula="of:=[.B129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14.50</text:p>
          </table:table-cell>
          <table:table-cell table:formula="of:=[.B130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n.html" xlink:type="simple">Saint Martin</text:a> </text:p>
          </table:table-cell>
          <table:table-cell office:value-type="string" calcext:value-type="string">
            <text:p>14.30</text:p>
          </table:table-cell>
          <table:table-cell table:formula="of:=[.B131]" office:value-type="string" office:string-value="14.30" calcext:value-type="string">
            <text:p>14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14.20</text:p>
          </table:table-cell>
          <table:table-cell table:formula="of:=[.B132]" office:value-type="string" office:string-value="14.20" calcext:value-type="string">
            <text:p>14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l.html" xlink:type="simple">Greenland</text:a> </text:p>
          </table:table-cell>
          <table:table-cell office:value-type="string" calcext:value-type="string">
            <text:p>14.10</text:p>
          </table:table-cell>
          <table:table-cell table:formula="of:=[.B133]" office:value-type="string" office:string-value="14.10" calcext:value-type="string">
            <text:p>1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k.html" xlink:type="simple">Turks and Caicos Islands</text:a> </text:p>
          </table:table-cell>
          <table:table-cell office:value-type="string" calcext:value-type="string">
            <text:p>14.10</text:p>
          </table:table-cell>
          <table:table-cell table:formula="of:=[.B134]" office:value-type="string" office:string-value="14.10" calcext:value-type="string">
            <text:p>1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p.html" xlink:type="simple">French Polynesia</text:a> </text:p>
          </table:table-cell>
          <table:table-cell office:value-type="string" calcext:value-type="string">
            <text:p>14.00</text:p>
          </table:table-cell>
          <table:table-cell table:formula="of:=[.B135]" office:value-type="string" office:string-value="14.00" calcext:value-type="string">
            <text:p>1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i.html" xlink:type="simple">Gibraltar</text:a> </text:p>
          </table:table-cell>
          <table:table-cell office:value-type="string" calcext:value-type="string">
            <text:p>13.80</text:p>
          </table:table-cell>
          <table:table-cell table:formula="of:=[.B136]" office:value-type="string" office:string-value="13.80" calcext:value-type="string">
            <text:p>1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13.60</text:p>
          </table:table-cell>
          <table:table-cell table:formula="of:=[.B137]" office:value-type="string" office:string-value="13.60" calcext:value-type="string">
            <text:p>1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13.60</text:p>
          </table:table-cell>
          <table:table-cell table:formula="of:=[.B138]" office:value-type="string" office:string-value="13.60" calcext:value-type="string">
            <text:p>1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c.html" xlink:type="simple">Curacao</text:a> </text:p>
          </table:table-cell>
          <table:table-cell office:value-type="string" calcext:value-type="string">
            <text:p>13.40</text:p>
          </table:table-cell>
          <table:table-cell table:formula="of:=[.B139]" office:value-type="string" office:string-value="13.40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w.html" xlink:type="simple">Cook Islands</text:a> </text:p>
          </table:table-cell>
          <table:table-cell office:value-type="string" calcext:value-type="string">
            <text:p>13.30</text:p>
          </table:table-cell>
          <table:table-cell table:formula="of:=[.B140]" office:value-type="string" office:string-value="13.30" calcext:value-type="string">
            <text:p>1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13.30</text:p>
          </table:table-cell>
          <table:table-cell table:formula="of:=[.B141]" office:value-type="string" office:string-value="13.30" calcext:value-type="string">
            <text:p>1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13.10</text:p>
          </table:table-cell>
          <table:table-cell table:formula="of:=[.B142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13.00</text:p>
          </table:table-cell>
          <table:table-cell table:formula="of:=[.B143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13.00</text:p>
          </table:table-cell>
          <table:table-cell table:formula="of:=[.B144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n.html" xlink:type="simple">Sint Maarten</text:a> </text:p>
          </table:table-cell>
          <table:table-cell office:value-type="string" calcext:value-type="string">
            <text:p>12.90</text:p>
          </table:table-cell>
          <table:table-cell table:formula="of:=[.B145]" office:value-type="string" office:string-value="12.90" calcext:value-type="string">
            <text:p>1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12.90</text:p>
          </table:table-cell>
          <table:table-cell table:formula="of:=[.B146]" office:value-type="string" office:string-value="12.90" calcext:value-type="string">
            <text:p>1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12.80</text:p>
          </table:table-cell>
          <table:table-cell table:formula="of:=[.B147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12.80</text:p>
          </table:table-cell>
          <table:table-cell table:formula="of:=[.B148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12.70</text:p>
          </table:table-cell>
          <table:table-cell table:formula="of:=[.B149]" office:value-type="string" office:string-value="12.70" calcext:value-type="string">
            <text:p>1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e.html" xlink:type="simple">Jersey</text:a> </text:p>
          </table:table-cell>
          <table:table-cell office:value-type="string" calcext:value-type="string">
            <text:p>12.70</text:p>
          </table:table-cell>
          <table:table-cell table:formula="of:=[.B150]" office:value-type="string" office:string-value="12.70" calcext:value-type="string">
            <text:p>1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f.html" xlink:type="simple">Wallis and Futuna</text:a> </text:p>
          </table:table-cell>
          <table:table-cell office:value-type="string" calcext:value-type="string">
            <text:p>12.70</text:p>
          </table:table-cell>
          <table:table-cell table:formula="of:=[.B151]" office:value-type="string" office:string-value="12.70" calcext:value-type="string">
            <text:p>1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12.60</text:p>
          </table:table-cell>
          <table:table-cell table:formula="of:=[.B152]" office:value-type="string" office:string-value="12.60" calcext:value-type="string">
            <text:p>1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c.html" xlink:type="simple">Saint Kitts and Nevis</text:a> </text:p>
          </table:table-cell>
          <table:table-cell office:value-type="string" calcext:value-type="string">
            <text:p>12.60</text:p>
          </table:table-cell>
          <table:table-cell table:formula="of:=[.B153]" office:value-type="string" office:string-value="12.60" calcext:value-type="string">
            <text:p>1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c.html" xlink:type="simple">Saint Vincent and the Grenadines</text:a> </text:p>
          </table:table-cell>
          <table:table-cell office:value-type="string" calcext:value-type="string">
            <text:p>12.60</text:p>
          </table:table-cell>
          <table:table-cell table:formula="of:=[.B154]" office:value-type="string" office:string-value="12.60" calcext:value-type="string">
            <text:p>1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t.html" xlink:type="simple">Saint Lucia</text:a> </text:p>
          </table:table-cell>
          <table:table-cell office:value-type="string" calcext:value-type="string">
            <text:p>12.50</text:p>
          </table:table-cell>
          <table:table-cell table:formula="of:=[.B155]" office:value-type="string" office:string-value="12.50" calcext:value-type="string">
            <text:p>1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12.40</text:p>
          </table:table-cell>
          <table:table-cell table:formula="of:=[.B156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12.40</text:p>
          </table:table-cell>
          <table:table-cell table:formula="of:=[.B157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v.html" xlink:type="simple">Anguilla</text:a> </text:p>
          </table:table-cell>
          <table:table-cell office:value-type="string" calcext:value-type="string">
            <text:p>12.20</text:p>
          </table:table-cell>
          <table:table-cell table:formula="of:=[.B158]" office:value-type="string" office:string-value="12.20" calcext:value-type="string">
            <text:p>12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12.20</text:p>
          </table:table-cell>
          <table:table-cell table:formula="of:=[.B159]" office:value-type="string" office:string-value="12.20" calcext:value-type="string">
            <text:p>12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a.html" xlink:type="simple">Aruba</text:a> </text:p>
          </table:table-cell>
          <table:table-cell office:value-type="string" calcext:value-type="string">
            <text:p>12.10</text:p>
          </table:table-cell>
          <table:table-cell table:formula="of:=[.B160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12.10</text:p>
          </table:table-cell>
          <table:table-cell table:formula="of:=[.B161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q.html" xlink:type="simple">Virgin Islands</text:a> </text:p>
          </table:table-cell>
          <table:table-cell office:value-type="string" calcext:value-type="string">
            <text:p>12.10</text:p>
          </table:table-cell>
          <table:table-cell table:formula="of:=[.B162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11.90</text:p>
          </table:table-cell>
          <table:table-cell table:formula="of:=[.B163]" office:value-type="string" office:string-value="11.90" calcext:value-type="string">
            <text:p>1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j.html" xlink:type="simple">Cayman Islands</text:a> </text:p>
          </table:table-cell>
          <table:table-cell office:value-type="string" calcext:value-type="string">
            <text:p>11.90</text:p>
          </table:table-cell>
          <table:table-cell table:formula="of:=[.B164]" office:value-type="string" office:string-value="11.90" calcext:value-type="string">
            <text:p>1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11.90</text:p>
          </table:table-cell>
          <table:table-cell table:formula="of:=[.B165]" office:value-type="string" office:string-value="11.90" calcext:value-type="string">
            <text:p>1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11.90</text:p>
          </table:table-cell>
          <table:table-cell table:formula="of:=[.B166]" office:value-type="string" office:string-value="11.90" calcext:value-type="string">
            <text:p>1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h.html" xlink:type="simple">Montserrat</text:a> </text:p>
          </table:table-cell>
          <table:table-cell office:value-type="string" calcext:value-type="string">
            <text:p>11.70</text:p>
          </table:table-cell>
          <table:table-cell table:formula="of:=[.B167]" office:value-type="string" office:string-value="11.70" calcext:value-type="string">
            <text:p>1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11.60</text:p>
          </table:table-cell>
          <table:table-cell table:formula="of:=[.B168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11.60</text:p>
          </table:table-cell>
          <table:table-cell table:formula="of:=[.B169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11.60</text:p>
          </table:table-cell>
          <table:table-cell table:formula="of:=[.B170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11.50</text:p>
          </table:table-cell>
          <table:table-cell table:formula="of:=[.B171]" office:value-type="string" office:string-value="11.50" calcext:value-type="string">
            <text:p>1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11.40</text:p>
          </table:table-cell>
          <table:table-cell table:formula="of:=[.B172]" office:value-type="string" office:string-value="11.40" calcext:value-type="string">
            <text:p>1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b.html" xlink:type="simple">Barbados</text:a> </text:p>
          </table:table-cell>
          <table:table-cell office:value-type="string" calcext:value-type="string">
            <text:p>11.30</text:p>
          </table:table-cell>
          <table:table-cell table:formula="of:=[.B173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s.html" xlink:type="simple">Palau</text:a> </text:p>
          </table:table-cell>
          <table:table-cell office:value-type="string" calcext:value-type="string">
            <text:p>11.30</text:p>
          </table:table-cell>
          <table:table-cell table:formula="of:=[.B174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d.html" xlink:type="simple">Bermuda</text:a> </text:p>
          </table:table-cell>
          <table:table-cell office:value-type="string" calcext:value-type="string">
            <text:p>11.20</text:p>
          </table:table-cell>
          <table:table-cell table:formula="of:=[.B175]" office:value-type="string" office:string-value="11.20" calcext:value-type="string">
            <text:p>1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11.10</text:p>
          </table:table-cell>
          <table:table-cell table:formula="of:=[.B176]" office:value-type="string" office:string-value="11.10" calcext:value-type="string">
            <text:p>1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i.html" xlink:type="simple">British Virgin Islands</text:a> </text:p>
          </table:table-cell>
          <table:table-cell office:value-type="string" calcext:value-type="string">
            <text:p>11.10</text:p>
          </table:table-cell>
          <table:table-cell table:formula="of:=[.B177]" office:value-type="string" office:string-value="11.10" calcext:value-type="string">
            <text:p>1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11.10</text:p>
          </table:table-cell>
          <table:table-cell table:formula="of:=[.B178]" office:value-type="string" office:string-value="11.10" calcext:value-type="string">
            <text:p>1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11.00</text:p>
          </table:table-cell>
          <table:table-cell table:formula="of:=[.B179]" office:value-type="string" office:string-value="11.00" calcext:value-type="string">
            <text:p>1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10.90</text:p>
          </table:table-cell>
          <table:table-cell table:formula="of:=[.B180]" office:value-type="string" office:string-value="10.90" calcext:value-type="string">
            <text:p>1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k.html" xlink:type="simple">Falkland Islands (Islas Malvinas)</text:a> </text:p>
          </table:table-cell>
          <table:table-cell office:value-type="string" calcext:value-type="string">
            <text:p>10.90</text:p>
          </table:table-cell>
          <table:table-cell table:formula="of:=[.B181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m.html" xlink:type="simple">Isle of Man</text:a> </text:p>
          </table:table-cell>
          <table:table-cell office:value-type="string" calcext:value-type="string">
            <text:p>10.80</text:p>
          </table:table-cell>
          <table:table-cell table:formula="of:=[.B182]" office:value-type="string" office:string-value="10.80" calcext:value-type="string">
            <text:p>1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k.html" xlink:type="simple">Macedonia</text:a> </text:p>
          </table:table-cell>
          <table:table-cell office:value-type="string" calcext:value-type="string">
            <text:p>10.70</text:p>
          </table:table-cell>
          <table:table-cell table:formula="of:=[.B183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10.70</text:p>
          </table:table-cell>
          <table:table-cell table:formula="of:=[.B184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10.70</text:p>
          </table:table-cell>
          <table:table-cell table:formula="of:=[.B185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10.60</text:p>
          </table:table-cell>
          <table:table-cell table:formula="of:=[.B186]" office:value-type="string" office:string-value="10.60" calcext:value-type="string">
            <text:p>1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10.50</text:p>
          </table:table-cell>
          <table:table-cell table:formula="of:=[.B187]" office:value-type="string" office:string-value="10.50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10.40</text:p>
          </table:table-cell>
          <table:table-cell table:formula="of:=[.B188]" office:value-type="string" office:string-value="10.40" calcext:value-type="string">
            <text:p>1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s.html" xlink:type="simple">Liechtenstein</text:a> </text:p>
          </table:table-cell>
          <table:table-cell office:value-type="string" calcext:value-type="string">
            <text:p>10.40</text:p>
          </table:table-cell>
          <table:table-cell table:formula="of:=[.B189]" office:value-type="string" office:string-value="10.40" calcext:value-type="string">
            <text:p>1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10.20</text:p>
          </table:table-cell>
          <table:table-cell table:formula="of:=[.B190]" office:value-type="string" office:string-value="10.20" calcext:value-type="string">
            <text:p>1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10.00</text:p>
          </table:table-cell>
          <table:table-cell table:formula="of:=[.B191]" office:value-type="string" office:string-value="10.00" calcext:value-type="string">
            <text:p>1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9.90</text:p>
          </table:table-cell>
          <table:table-cell table:formula="of:=[.B192]" office:value-type="string" office:string-value="9.90" calcext:value-type="string">
            <text:p>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k.html" xlink:type="simple">Guernsey</text:a> </text:p>
          </table:table-cell>
          <table:table-cell office:value-type="string" calcext:value-type="string">
            <text:p>9.80</text:p>
          </table:table-cell>
          <table:table-cell table:formula="of:=[.B193]" office:value-type="string" office:string-value="9.80" calcext:value-type="string">
            <text:p>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9.60</text:p>
          </table:table-cell>
          <table:table-cell table:formula="of:=[.B194]" office:value-type="string" office:string-value="9.60" calcext:value-type="string">
            <text:p>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9.50</text:p>
          </table:table-cell>
          <table:table-cell table:formula="of:=[.B195]" office:value-type="string" office:string-value="9.50" calcext:value-type="string">
            <text:p>9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9.50</text:p>
          </table:table-cell>
          <table:table-cell table:formula="of:=[.B196]" office:value-type="string" office:string-value="9.50" calcext:value-type="string">
            <text:p>9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9.50</text:p>
          </table:table-cell>
          <table:table-cell table:formula="of:=[.B197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9.50</text:p>
          </table:table-cell>
          <table:table-cell table:formula="of:=[.B198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h.html" xlink:type="simple">Saint Helena, Ascension, and Tristan da Cunha</text:a> </text:p>
          </table:table-cell>
          <table:table-cell office:value-type="string" calcext:value-type="string">
            <text:p>9.40</text:p>
          </table:table-cell>
          <table:table-cell table:formula="of:=[.B199]" office:value-type="string" office:string-value="9.40" calcext:value-type="string">
            <text:p>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9.30</text:p>
          </table:table-cell>
          <table:table-cell table:formula="of:=[.B200]" office:value-type="string" office:string-value="9.30" calcext:value-type="string">
            <text:p>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qa.html" xlink:type="simple">Qatar</text:a> </text:p>
          </table:table-cell>
          <table:table-cell office:value-type="string" calcext:value-type="string">
            <text:p>9.30</text:p>
          </table:table-cell>
          <table:table-cell table:formula="of:=[.B201]" office:value-type="string" office:string-value="9.30" calcext:value-type="string">
            <text:p>9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b.html" xlink:type="simple">Saint Barthelemy</text:a> </text:p>
          </table:table-cell>
          <table:table-cell office:value-type="string" calcext:value-type="string">
            <text:p>9.30</text:p>
          </table:table-cell>
          <table:table-cell table:formula="of:=[.B202]" office:value-type="string" office:string-value="9.30" calcext:value-type="string">
            <text:p>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9.30</text:p>
          </table:table-cell>
          <table:table-cell table:formula="of:=[.B203]" office:value-type="string" office:string-value="9.30" calcext:value-type="string">
            <text:p>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9.20</text:p>
          </table:table-cell>
          <table:table-cell table:formula="of:=[.B204]" office:value-type="string" office:string-value="9.20" calcext:value-type="string">
            <text:p>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8.90</text:p>
          </table:table-cell>
          <table:table-cell table:formula="of:=[.B205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8.90</text:p>
          </table:table-cell>
          <table:table-cell table:formula="of:=[.B206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8.90</text:p>
          </table:table-cell>
          <table:table-cell table:formula="of:=[.B207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8.80</text:p>
          </table:table-cell>
          <table:table-cell table:formula="of:=[.B208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m.html" xlink:type="simple">San Marino</text:a> </text:p>
          </table:table-cell>
          <table:table-cell office:value-type="string" calcext:value-type="string">
            <text:p>8.80</text:p>
          </table:table-cell>
          <table:table-cell table:formula="of:=[.B209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8.80</text:p>
          </table:table-cell>
          <table:table-cell table:formula="of:=[.B210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8.70</text:p>
          </table:table-cell>
          <table:table-cell table:formula="of:=[.B211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8.70</text:p>
          </table:table-cell>
          <table:table-cell table:formula="of:=[.B212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8.70</text:p>
          </table:table-cell>
          <table:table-cell table:formula="of:=[.B213]" office:value-type="string" office:string-value="8.70" calcext:value-type="string">
            <text:p>8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8.60</text:p>
          </table:table-cell>
          <table:table-cell table:formula="of:=[.B214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8.60</text:p>
          </table:table-cell>
          <table:table-cell table:formula="of:=[.B215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8.50</text:p>
          </table:table-cell>
          <table:table-cell table:formula="of:=[.B216]" office:value-type="string" office:string-value="8.50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k.html" xlink:type="simple">Hong Kong</text:a> </text:p>
          </table:table-cell>
          <table:table-cell office:value-type="string" calcext:value-type="string">
            <text:p>8.40</text:p>
          </table:table-cell>
          <table:table-cell table:formula="of:=[.B217]" office:value-type="string" office:string-value="8.40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8.40</text:p>
          </table:table-cell>
          <table:table-cell table:formula="of:=[.B218]" office:value-type="string" office:string-value="8.40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8.30</text:p>
          </table:table-cell>
          <table:table-cell table:formula="of:=[.B219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8.20</text:p>
          </table:table-cell>
          <table:table-cell table:formula="of:=[.B220]" office:value-type="string" office:string-value="8.20" calcext:value-type="string">
            <text:p>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8.10</text:p>
          </table:table-cell>
          <table:table-cell table:formula="of:=[.B221]" office:value-type="string" office:string-value="8.10" calcext:value-type="string">
            <text:p>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q.html" xlink:type="simple">Puerto Rico</text:a> </text:p>
          </table:table-cell>
          <table:table-cell office:value-type="string" calcext:value-type="string">
            <text:p>8.00</text:p>
          </table:table-cell>
          <table:table-cell table:formula="of:=[.B222]" office:value-type="string" office:string-value="8.00" calcext:value-type="string">
            <text:p>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w.html" xlink:type="simple">Taiwan</text:a> </text:p>
          </table:table-cell>
          <table:table-cell office:value-type="string" calcext:value-type="string">
            <text:p>8.00</text:p>
          </table:table-cell>
          <table:table-cell table:formula="of:=[.B223]" office:value-type="string" office:string-value="8.00" calcext:value-type="string">
            <text:p>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c.html" xlink:type="simple">Macau</text:a> </text:p>
          </table:table-cell>
          <table:table-cell office:value-type="string" calcext:value-type="string">
            <text:p>7.90</text:p>
          </table:table-cell>
          <table:table-cell table:formula="of:=[.B224]" office:value-type="string" office:string-value="7.90" calcext:value-type="string">
            <text:p>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7.80</text:p>
          </table:table-cell>
          <table:table-cell table:formula="of:=[.B225]" office:value-type="string" office:string-value="7.80" calcext:value-type="string">
            <text:p>7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7.30</text:p>
          </table:table-cell>
          <table:table-cell table:formula="of:=[.B226]" office:value-type="string" office:string-value="7.30" calcext:value-type="string">
            <text:p>7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n.html" xlink:type="simple">Andorra</text:a> </text:p>
          </table:table-cell>
          <table:table-cell office:value-type="string" calcext:value-type="string">
            <text:p>7.00</text:p>
          </table:table-cell>
          <table:table-cell table:formula="of:=[.B227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b.html" xlink:type="simple">Saint Pierre and Miquelon</text:a> </text:p>
          </table:table-cell>
          <table:table-cell office:value-type="string" calcext:value-type="string">
            <text:p>6.70</text:p>
          </table:table-cell>
          <table:table-cell table:formula="of:=[.B228]" office:value-type="string" office:string-value="6.70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n.html" xlink:type="simple">Monaco</text:a> </text:p>
          </table:table-cell>
          <table:table-cell office:value-type="string" calcext:value-type="string">
            <text:p>6.40</text:p>
          </table:table-cell>
          <table:table-cell table:formula="of:=[.B229]" office:value-type="string" office:string-value="6.40" calcext:value-type="string">
            <text:p>6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09:50:06.646000000</meta:creation-date>
    <dc:date>2023-07-20T09:51:48.175000000</dc:date>
    <meta:editing-duration>PT1M41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